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HAN NOM A" svg:font-family="'HAN NOM A'" style:font-family-generic="system" style:font-pitch="variable"/>
    <style:font-face style:name="Noto Sans Devanagari" svg:font-family="'Noto Sans Devanagari'" style:font-family-generic="system" style:font-pitch="variable"/>
  </office:font-face-decls>
  <office:automatic-styles>
    <style:style style:name="Tabelle1" style:family="table">
      <style:table-properties style:width="6.6931in" table:align="margins" style:may-break-between-rows="false"/>
    </style:style>
    <style:style style:name="Tabelle1.A" style:family="table-column">
      <style:table-column-properties style:column-width="3.3465in" style:rel-column-width="32767*"/>
    </style:style>
    <style:style style:name="Tabelle1.B" style:family="table-column">
      <style:table-column-properties style:column-width="3.3465in" style:rel-column-width="32768*"/>
    </style:style>
    <style:style style:name="Tabelle1.A1" style:family="table-cell">
      <style:table-cell-properties fo:padding="0.0382in" fo:border-left="0.05pt solid #000000" fo:border-right="none" fo:border-top="0.05pt solid #000000" fo:border-bottom="0.05pt solid #000000"/>
    </style:style>
    <style:style style:name="Tabelle1.B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B2" style:family="table-cell">
      <style:table-cell-properties fo:padding="0.0382in" fo:border-left="0.05pt solid #000000" fo:border-right="0.05pt solid #000000" fo:border-top="none" fo:border-bottom="0.05pt solid #000000"/>
    </style:style>
    <style:style style:name="Tabelle3" style:family="table">
      <style:table-properties style:width="6.6931in" table:align="margins"/>
    </style:style>
    <style:style style:name="Tabelle3.A" style:family="table-column">
      <style:table-column-properties style:column-width="3.3465in" style:rel-column-width="32767*"/>
    </style:style>
    <style:style style:name="Tabelle3.B" style:family="table-column">
      <style:table-column-properties style:column-width="3.3465in" style:rel-column-width="32768*"/>
    </style:style>
    <style:style style:name="Tabelle3.A1" style:family="table-cell">
      <style:table-cell-properties fo:padding="0.0382in" fo:border="none"/>
    </style:style>
    <style:style style:name="Tabelle2" style:family="table">
      <style:table-properties style:width="6.6979in" fo:margin-left="0in" table:align="left"/>
    </style:style>
    <style:style style:name="Tabelle2.A" style:family="table-column">
      <style:table-column-properties style:column-width="1.25in"/>
    </style:style>
    <style:style style:name="Tabelle2.B" style:family="table-column">
      <style:table-column-properties style:column-width="5.4479in"/>
    </style:style>
    <style:style style:name="Tabelle2.A1" style:family="table-cell">
      <style:table-cell-properties fo:padding="0.0382in" fo:border="none"/>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24pt" style:font-size-asian="21pt" style:font-size-complex="24pt"/>
    </style:style>
    <style:style style:name="P3" style:family="paragraph" style:parent-style-name="Standard">
      <style:paragraph-properties fo:text-align="center" style:justify-single-word="false"/>
      <style:text-properties fo:font-size="24pt" officeooo:rsid="00020e6f" officeooo:paragraph-rsid="00020e6f" style:font-size-asian="21pt" style:font-size-complex="24pt"/>
    </style:style>
    <style:style style:name="P4" style:family="paragraph" style:parent-style-name="Standard">
      <style:paragraph-properties fo:text-align="center" style:justify-single-word="false"/>
      <style:text-properties fo:font-size="13pt" officeooo:rsid="00020e6f" officeooo:paragraph-rsid="00020e6f" style:font-size-asian="13pt" style:font-size-complex="13pt"/>
    </style:style>
    <style:style style:name="P5" style:family="paragraph" style:parent-style-name="Text_20_body">
      <style:text-properties officeooo:paragraph-rsid="000d3cfb"/>
    </style:style>
    <style:style style:name="P6" style:family="paragraph" style:parent-style-name="Text_20_body">
      <style:text-properties officeooo:paragraph-rsid="00115efb"/>
    </style:style>
    <style:style style:name="P7" style:family="paragraph" style:parent-style-name="Table_20_Contents">
      <style:paragraph-properties fo:text-align="center" style:justify-single-word="false"/>
      <style:text-properties fo:font-size="13pt" officeooo:rsid="00020e6f" officeooo:paragraph-rsid="00020e6f" style:font-size-asian="13pt" style:font-size-complex="13pt"/>
    </style:style>
    <style:style style:name="P8" style:family="paragraph" style:parent-style-name="Table_20_Contents">
      <style:paragraph-properties fo:text-align="start" style:justify-single-word="false"/>
      <style:text-properties officeooo:rsid="000d3cfb" officeooo:paragraph-rsid="000d3cfb"/>
    </style:style>
    <style:style style:name="P9" style:family="paragraph" style:parent-style-name="Table_20_Contents">
      <style:text-properties officeooo:rsid="000f61ed" officeooo:paragraph-rsid="000f61ed"/>
    </style:style>
    <style:style style:name="P10" style:family="paragraph" style:parent-style-name="Table_20_Contents">
      <style:text-properties officeooo:rsid="00115efb" officeooo:paragraph-rsid="00115efb"/>
    </style:style>
    <style:style style:name="P11" style:family="paragraph" style:parent-style-name="Text_20_body">
      <style:paragraph-properties fo:text-align="justify" style:justify-single-word="false"/>
      <style:text-properties fo:font-size="12pt" officeooo:rsid="0004ebfe" officeooo:paragraph-rsid="0004ebfe" style:font-size-asian="12pt" style:font-size-complex="12pt"/>
    </style:style>
    <style:style style:name="P12" style:family="paragraph" style:parent-style-name="Text_20_body" style:list-style-name="L1">
      <style:paragraph-properties fo:text-align="justify" style:justify-single-word="false"/>
      <style:text-properties fo:font-size="12pt" officeooo:rsid="0004ebfe" officeooo:paragraph-rsid="0004ebfe" style:font-size-asian="12pt" style:font-size-complex="12pt"/>
    </style:style>
    <style:style style:name="P13" style:family="paragraph" style:parent-style-name="Text_20_body" style:list-style-name="L1">
      <style:paragraph-properties fo:text-align="justify" style:justify-single-word="false"/>
      <style:text-properties fo:font-size="12pt" officeooo:rsid="0005c971" officeooo:paragraph-rsid="0005c971" style:font-size-asian="12pt" style:font-size-complex="12pt"/>
    </style:style>
    <style:style style:name="P14" style:family="paragraph" style:parent-style-name="Text_20_body">
      <style:paragraph-properties fo:text-align="justify" style:justify-single-word="false"/>
      <style:text-properties fo:font-size="12pt" officeooo:rsid="0014df45" officeooo:paragraph-rsid="0014df45" style:font-size-asian="12pt" style:font-size-complex="12pt"/>
    </style:style>
    <style:style style:name="P15" style:family="paragraph" style:parent-style-name="Text_20_body">
      <style:paragraph-properties fo:text-align="justify" style:justify-single-word="false"/>
      <style:text-properties fo:font-size="12pt" officeooo:rsid="001c5027" officeooo:paragraph-rsid="001c5027" style:font-size-asian="12pt" style:font-size-complex="12pt"/>
    </style:style>
    <style:style style:name="P16" style:family="paragraph" style:parent-style-name="Text_20_body" style:list-style-name="L2">
      <style:paragraph-properties fo:text-align="justify" style:justify-single-word="false"/>
      <style:text-properties fo:font-size="12pt" officeooo:rsid="002914ed" officeooo:paragraph-rsid="002914ed" style:font-size-asian="12pt" style:font-size-complex="12pt"/>
    </style:style>
    <style:style style:name="P17" style:family="paragraph" style:parent-style-name="Text_20_body" style:list-style-name="L2">
      <style:paragraph-properties fo:text-align="justify" style:justify-single-word="false"/>
      <style:text-properties fo:font-size="12pt" officeooo:rsid="002b84ce" officeooo:paragraph-rsid="002b84ce" style:font-size-asian="12pt" style:font-size-complex="12pt"/>
    </style:style>
    <style:style style:name="P18" style:family="paragraph" style:parent-style-name="Text_20_body">
      <style:paragraph-properties fo:text-align="justify" style:justify-single-word="false"/>
      <style:text-properties fo:font-size="12pt" officeooo:rsid="002b84ce" officeooo:paragraph-rsid="002b84ce" style:font-size-asian="12pt" style:font-size-complex="12pt"/>
    </style:style>
    <style:style style:name="P19" style:family="paragraph" style:parent-style-name="Text_20_body">
      <style:paragraph-properties fo:text-align="justify" style:justify-single-word="false"/>
      <style:text-properties fo:font-size="12pt" officeooo:rsid="002c6afe" officeooo:paragraph-rsid="002c6afe" style:font-size-asian="12pt" style:font-size-complex="12pt"/>
    </style:style>
    <style:style style:name="P20" style:family="paragraph" style:parent-style-name="Text_20_body">
      <style:text-properties officeooo:paragraph-rsid="002c6afe"/>
    </style:style>
    <style:style style:name="P21" style:family="paragraph" style:parent-style-name="Text_20_body">
      <style:text-properties officeooo:paragraph-rsid="002db679"/>
    </style:style>
    <style:style style:name="P22" style:family="paragraph" style:parent-style-name="Contents_20_Heading">
      <style:paragraph-properties fo:break-before="page"/>
    </style:style>
    <style:style style:name="P23" style:family="paragraph" style:parent-style-name="Table_20_Contents">
      <style:text-properties officeooo:rsid="0017520c" officeooo:paragraph-rsid="0017520c"/>
    </style:style>
    <style:style style:name="P24" style:family="paragraph" style:parent-style-name="Table_20_Contents">
      <style:text-properties officeooo:rsid="001e91c7" officeooo:paragraph-rsid="001e91c7"/>
    </style:style>
    <style:style style:name="P25" style:family="paragraph" style:parent-style-name="Table_20_Contents">
      <style:text-properties officeooo:rsid="0021cd9d" officeooo:paragraph-rsid="0021cd9d"/>
    </style:style>
    <style:style style:name="P26" style:family="paragraph" style:parent-style-name="Table_20_Contents">
      <style:text-properties officeooo:rsid="0025183c" officeooo:paragraph-rsid="0025183c"/>
    </style:style>
    <style:style style:name="P27" style:family="paragraph" style:parent-style-name="Table_20_Contents">
      <style:text-properties officeooo:rsid="002653e3" officeooo:paragraph-rsid="002653e3"/>
    </style:style>
    <style:style style:name="P28" style:family="paragraph" style:parent-style-name="Table_20_Contents">
      <style:text-properties fo:font-variant="normal" fo:text-transform="none" fo:color="#000000" style:font-name="Liberation Serif" fo:font-size="12pt" fo:letter-spacing="normal" fo:font-style="normal" fo:font-weight="normal" officeooo:rsid="0017520c" officeooo:paragraph-rsid="0017520c" style:font-size-asian="12pt" style:font-weight-asian="normal" style:font-size-complex="12pt" style:font-weight-complex="normal"/>
    </style:style>
    <style:style style:name="P29" style:family="paragraph" style:parent-style-name="Table_20_Contents">
      <style:text-properties fo:font-variant="normal" fo:text-transform="none" fo:color="#000000" style:font-name="Liberation Serif" fo:font-size="12pt" fo:letter-spacing="normal" fo:font-style="normal" fo:font-weight="normal" officeooo:rsid="002b84ce" officeooo:paragraph-rsid="002b84ce" style:font-size-asian="12pt" style:font-weight-asian="normal" style:font-size-complex="12pt" style:font-weight-complex="normal"/>
    </style:style>
    <style:style style:name="P30" style:family="paragraph" style:parent-style-name="Table_20_Contents">
      <style:text-properties officeooo:rsid="0026c0b8" officeooo:paragraph-rsid="0026c0b8"/>
    </style:style>
    <style:style style:name="P31" style:family="paragraph" style:parent-style-name="Table_20_Contents">
      <style:text-properties officeooo:rsid="00278184" officeooo:paragraph-rsid="00278184"/>
    </style:style>
    <style:style style:name="P32" style:family="paragraph" style:parent-style-name="Table_20_Contents">
      <style:text-properties officeooo:rsid="002b84ce" officeooo:paragraph-rsid="002b84ce"/>
    </style:style>
    <style:style style:name="P33" style:family="paragraph" style:parent-style-name="Heading_20_1">
      <style:paragraph-properties fo:break-before="page"/>
      <style:text-properties officeooo:rsid="0003d0aa" officeooo:paragraph-rsid="0003d0aa"/>
    </style:style>
    <style:style style:name="P34" style:family="paragraph" style:parent-style-name="Heading_20_1">
      <style:paragraph-properties fo:break-before="page"/>
      <style:text-properties officeooo:rsid="00115efb" officeooo:paragraph-rsid="00115efb"/>
    </style:style>
    <style:style style:name="P35" style:family="paragraph" style:parent-style-name="Heading_20_1">
      <style:paragraph-properties fo:break-before="page"/>
      <style:text-properties officeooo:rsid="000d3cfb" officeooo:paragraph-rsid="000d3cfb"/>
    </style:style>
    <style:style style:name="P36" style:family="paragraph" style:parent-style-name="Heading_20_1">
      <style:paragraph-properties fo:break-before="page"/>
      <style:text-properties officeooo:rsid="001ac2ad" officeooo:paragraph-rsid="001ac2ad"/>
    </style:style>
    <style:style style:name="P37" style:family="paragraph" style:parent-style-name="Contents_20_1">
      <style:paragraph-properties>
        <style:tab-stops>
          <style:tab-stop style:position="6.6929in" style:type="right" style:leader-style="dotted" style:leader-text="."/>
        </style:tab-stops>
      </style:paragraph-properties>
    </style:style>
    <style:style style:name="P38" style:family="paragraph" style:parent-style-name="Contents_20_2">
      <style:paragraph-properties>
        <style:tab-stops>
          <style:tab-stop style:position="6.4965in" style:type="right" style:leader-style="dotted" style:leader-text="."/>
        </style:tab-stops>
      </style:paragraph-properties>
    </style:style>
    <style:style style:name="P39" style:family="paragraph" style:parent-style-name="Heading_20_3">
      <style:text-properties officeooo:rsid="002db679" officeooo:paragraph-rsid="002db679"/>
    </style:style>
    <style:style style:name="P40" style:family="paragraph" style:parent-style-name="Heading_20_2">
      <style:text-properties officeooo:rsid="001ac2ad" officeooo:paragraph-rsid="001ac2ad"/>
    </style:style>
    <style:style style:name="P41" style:family="paragraph" style:parent-style-name="Heading_20_2">
      <style:paragraph-properties fo:break-before="page"/>
      <style:text-properties officeooo:rsid="002c6afe" officeooo:paragraph-rsid="002c6afe"/>
    </style:style>
    <style:style style:name="P42"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075ebf" style:font-style-asian="italic" style:font-style-complex="italic"/>
    </style:style>
    <style:style style:name="T3" style:family="text">
      <style:text-properties fo:font-style="italic" officeooo:rsid="00157eba" style:font-style-asian="italic" style:font-style-complex="italic"/>
    </style:style>
    <style:style style:name="T4" style:family="text">
      <style:text-properties fo:font-style="italic" officeooo:rsid="001e91c7" style:font-style-asian="italic" style:font-style-complex="italic"/>
    </style:style>
    <style:style style:name="T5" style:family="text">
      <style:text-properties officeooo:rsid="0005c971"/>
    </style:style>
    <style:style style:name="T6" style:family="text">
      <style:text-properties officeooo:rsid="00075ebf"/>
    </style:style>
    <style:style style:name="T7" style:family="text">
      <style:text-properties officeooo:rsid="00080ee5"/>
    </style:style>
    <style:style style:name="T8" style:family="text">
      <style:text-properties officeooo:rsid="000962e2"/>
    </style:style>
    <style:style style:name="T9" style:family="text">
      <style:text-properties officeooo:rsid="000d9bff"/>
    </style:style>
    <style:style style:name="T10" style:family="text">
      <style:text-properties fo:font-weight="bold" style:font-weight-asian="bold" style:font-weight-complex="bold"/>
    </style:style>
    <style:style style:name="T11" style:family="text">
      <style:text-properties fo:font-weight="bold" officeooo:rsid="0005c971" style:font-weight-asian="bold" style:font-weight-complex="bold"/>
    </style:style>
    <style:style style:name="T12" style:family="text">
      <style:text-properties fo:font-weight="bold" officeooo:rsid="002b0359" style:font-weight-asian="bold" style:font-weight-complex="bold"/>
    </style:style>
    <style:style style:name="T13" style:family="text">
      <style:text-properties fo:font-style="normal" officeooo:rsid="00157eba" style:font-style-asian="normal" style:font-style-complex="normal"/>
    </style:style>
    <style:style style:name="T14" style:family="text">
      <style:text-properties fo:font-style="normal" officeooo:rsid="00190fc8" style:font-style-asian="normal" style:font-style-complex="normal"/>
    </style:style>
    <style:style style:name="T15" style:family="text">
      <style:text-properties fo:font-style="normal" officeooo:rsid="0019a264" style:font-style-asian="normal" style:font-style-complex="normal"/>
    </style:style>
    <style:style style:name="T16" style:family="text">
      <style:text-properties officeooo:rsid="001e91c7"/>
    </style:style>
    <style:style style:name="T17" style:family="text">
      <style:text-properties officeooo:rsid="00237b45"/>
    </style:style>
    <style:style style:name="T18" style:family="text">
      <style:text-properties officeooo:rsid="002b84ce"/>
    </style:style>
    <style:style style:name="T19" style:family="text">
      <style:text-properties officeooo:rsid="002f92a3"/>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
      <text:p text:style-name="P2"/>
      <text:p text:style-name="P3"/>
      <text:p text:style-name="P3">OpenStack: Interner Aufbau</text:p>
      <text:p text:style-name="P4">Eine Seminar-Arbeit bei Prof. Dr. -Ing. Dr. rer. nat. habil. Harald Richter</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 table:name="Tabelle1" table:style-name="Tabelle1">
        <table:table-column table:style-name="Tabelle1.A"/>
        <table:table-column table:style-name="Tabelle1.B"/>
        <table:table-row>
          <table:table-cell table:style-name="Tabelle1.A1" office:value-type="string">
            <text:p text:style-name="P7">Name</text:p>
          </table:table-cell>
          <table:table-cell table:style-name="Tabelle1.B1" office:value-type="string">
            <text:p text:style-name="P7">Christian Rebischke</text:p>
          </table:table-cell>
        </table:table-row>
        <table:table-row>
          <table:table-cell table:style-name="Tabelle1.A2" office:value-type="string">
            <text:p text:style-name="P7">Studiengang</text:p>
          </table:table-cell>
          <table:table-cell table:style-name="Tabelle1.B2" office:value-type="string">
            <text:p text:style-name="P7">Informatik</text:p>
          </table:table-cell>
        </table:table-row>
        <table:table-row>
          <table:table-cell table:style-name="Tabelle1.A2" office:value-type="string">
            <text:p text:style-name="P7">Matrikelnummer</text:p>
          </table:table-cell>
          <table:table-cell table:style-name="Tabelle1.B2" office:value-type="string">
            <text:p text:style-name="P7">432108</text:p>
          </table:table-cell>
        </table:table-row>
        <table:table-row>
          <table:table-cell table:style-name="Tabelle1.A2" office:value-type="string">
            <text:p text:style-name="P7">Datum</text:p>
          </table:table-cell>
          <table:table-cell table:style-name="Tabelle1.B2" office:value-type="string">
            <text:p text:style-name="P7">07.12.2017</text:p>
          </table:table-cell>
        </table:table-row>
      </table:table>
      <text:p text:style-name="P4"/>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2">Inhaltsverzeichnis</text:p>
          </text:index-title>
          <text:p text:style-name="P37"><text:a xlink:type="simple" xlink:href="#__RefHeading___Toc214_4266635055" text:style-name="Index_20_Link" text:visited-style-name="Index_20_Link">Vorwort<text:tab/>3</text:a></text:p>
          <text:p text:style-name="P37"><text:a xlink:type="simple" xlink:href="#__RefHeading___Toc229_2691039895" text:style-name="Index_20_Link" text:visited-style-name="Index_20_Link">Der interne Aufbau von OpenStack<text:tab/>4</text:a></text:p>
          <text:p text:style-name="P38"><text:a xlink:type="simple" xlink:href="#__RefHeading___Toc231_2691039895" text:style-name="Index_20_Link" text:visited-style-name="Index_20_Link">Einführung<text:tab/>4</text:a></text:p>
          <text:p text:style-name="P38"><text:a xlink:type="simple" xlink:href="#__RefHeading___Toc321_2691039895" text:style-name="Index_20_Link" text:visited-style-name="Index_20_Link">Technische Details<text:tab/>5</text:a></text:p>
          <text:p text:style-name="P42"><text:a xlink:type="simple" xlink:href="#__RefHeading___Toc327_2691039895" text:style-name="Index_20_Link" text:visited-style-name="Index_20_Link">Infrastructure as a Service (IaaS)<text:tab/>5</text:a></text:p>
          <text:p text:style-name="P37"><text:a xlink:type="simple" xlink:href="#__RefHeading___Toc379_4266635055" text:style-name="Index_20_Link" text:visited-style-name="Index_20_Link">Glossar<text:tab/>6</text:a></text:p>
          <text:p text:style-name="P37"><text:a xlink:type="simple" xlink:href="#__RefHeading___Toc365_4266635055" text:style-name="Index_20_Link" text:visited-style-name="Index_20_Link">Literaturverzeichnis<text:tab/>7</text:a></text:p>
        </text:index-body>
      </text:table-of-content>
      <text:p text:style-name="P4"/>
      <text:h text:style-name="P33" text:outline-level="1"><text:bookmark-start text:name="__RefHeading___Toc214_4266635055"/>Vorwort<text:bookmark-end text:name="__RefHeading___Toc214_4266635055"/></text:h>
      <text:p text:style-name="P11">Keine andere Technologie wirbelt im Augenblick die Industrie so sehr auf wie Cloud<text:span text:style-name="T17">-</text:span>Computing. Cloud<text:span text:style-name="T17">-</text:span>Computing scheint so etwas wie die Basis <text:span text:style-name="T5">zum Erfol</text:span>g <text:span text:style-name="T5">zu sein,</text:span> <text:span text:style-name="T5">d</text:span>er Antriebsmotor der Digitalisierung. Durch Cloud<text:span text:style-name="T17">-</text:span>Computing ist es möglich kostensparsam und schnell (on-demand) Ressourcen zu buchen und zu nutzen, die ohne Cloud<text:span text:style-name="T17">-</text:span>Computing nur durch teure Selbstbeschaffung zugänglich wäre. Doch was ist Cloud<text:span text:style-name="T17">-</text:span>Computing eigentlich? Das „National Institute of Standards and Technology“, kurz <text:span text:style-name="T1">NIST</text:span>, schreibt dem Cloud<text:span text:style-name="T17">-</text:span>Computing folgende Charakterisika zu <text:span text:style-name="T9">[1]</text:span>:</text:p>
      <text:list xml:id="list2395444036" text:style-name="L1">
        <text:list-item>
          <text:p text:style-name="P12"><text:span text:style-name="T11">O</text:span><text:span text:style-name="T10">n-demand self-service</text:span>: <text:span text:style-name="T5">Ein Kunde kann möglichst ohne viel Aufwand Ressourcen in der Cloud buchen ohne dabei auf menschliche Interaktion angewiesen zu sein. Als Ressourcen zählen Systemressourcen wie Rechenzeit, Netzwerkspeicher oder Netzwerkkapazität.</text:span></text:p>
        </text:list-item>
        <text:list-item>
          <text:p text:style-name="P13"><text:span text:style-name="T10">Broad network access</text:span>: Die Grundlage für den Zugang zur Cloud bietet das Internet. Zum Zugriff können alle gängigen Instrumente verwendet werden: Smartphone, Desktop-PC, Laptop. Der Zugang findet meistens über den Browser statt, ist aber nicht verpflichtend. Es gibt auch Clouds, welche eine <text:span text:style-name="T1">API</text:span> zur Verfügung stellen. <text:span text:style-name="T6">Durch diese </text:span><text:span text:style-name="T2">API</text:span><text:span text:style-name="T6"> lässt sich auch der Zugriff durch andere Software realisieren. Beispielsweise über die Kommandozeile.</text:span></text:p>
        </text:list-item>
        <text:list-item>
          <text:p text:style-name="P13"><text:span text:style-name="T10">Resource pooling</text:span>: <text:span text:style-name="T7">Ressourcen werden zusammengefasst zu einem großen Pool. Diese Ressourcen-Pools können dann unterteilt und an mehrere Kunden vermietet werden. Dabei ist der genaue Standort der Ressourcen für den Kunden prinzipiell irrelevant, obwohl einige Cloud-Anbieter, allen voran Amazon AWS, dem Kunden die Freiheit gibt den Standort selbst festzulegen.</text:span></text:p>
        </text:list-item>
        <text:list-item>
          <text:p text:style-name="P13"><text:span text:style-name="T10">Rapid elasticity</text:span>: <text:span text:style-name="T8">Eine Cloud ist jederzeit und völlig automatisch skalierbar. Dies ermöglicht es innerhalb von Sekunden auf Server-Belastung zu reagieren und Ressourcen nachzubeordern. Aber auch nicht mehr benötigte Ressourcen wieder freizugeben.</text:span></text:p>
        </text:list-item>
        <text:list-item>
          <text:p text:style-name="P13"><text:span text:style-name="T10">Measured service</text:span>: <text:span text:style-name="T8">Die Cloud überprüft und managed die Ressourcen automatisch. So werden nicht mehr benötigte Ressourcen freigegeben und Ressourcen die öfters benötigt werden reserviert. Der Ressourcenbedarf wird also überwacht, kontrolliert und bei Bedarf angepasst. Dies schafft Transparenz für den Cloud-Anbieter als auch für den Kunden.</text:span></text:p>
        </text:list-item>
      </text:list>
      <text:p text:style-name="P14">Beispiele für solche Cloud<text:span text:style-name="T17">-Computing-Plattformen sind beispielsweise OpenStack, OpenNebula, die Amazon AWS Cloud, die Microsoft Azura Cloud, der OpenStack </text:span><text:span text:style-name="T3">Fork</text:span><text:span text:style-name="T13"> SysEleven Stack von der Berliner Firma SysEleven und die Google Cloud Plattform </text:span><text:span text:style-name="T14">vom Software-Giganten Google </text:span><text:span text:style-name="T15">beziehungsweise</text:span><text:span text:style-name="T14"> seinem Mutterkonzern Alphabet.</text:span></text:p>
      <text:h text:style-name="P36" text:outline-level="1"><text:bookmark-start text:name="__RefHeading___Toc229_2691039895"/>Der interne Aufbau von OpenStack<text:bookmark-end text:name="__RefHeading___Toc229_2691039895"/></text:h>
      <text:h text:style-name="P40" text:outline-level="2"><text:bookmark-start text:name="__RefHeading___Toc231_2691039895"/>Einführung<text:bookmark-end text:name="__RefHeading___Toc231_2691039895"/></text:h>
      <text:p text:style-name="P15">Als Beispiel für den internen Aufbau einer Cloud dient in dieser Arbeit die Software OpenStack. <text:span text:style-name="T16">OpenStacks Entwicklungsgeschichte reicht bis in das Jahr 2010 zurück.[2] Die Open-Source-Software wurde ursprünglich vom </text:span><text:span text:style-name="T4">Web-Hoster</text:span><text:span text:style-name="T16"> Rackspace in Zusammenarbeit mit der </text:span><text:span text:style-name="T4">NASA</text:span><text:span text:style-name="T16"> und der Firma Anso Labs ins Leben gerufen.[3] Die Firma Anso Labs wurde im Jahr 2011 von der Firma Rackspace übernommen.[4] Seitdem hat sich ein OpenStack-Konsortium gebildet, welches die weitere Entwicklung von OpenStack überwacht und steuert. Dieses Konsortium besteht aus mehreren Vertretern der Wirtschaft. Darunter auch deutsche Firmen, wie beispielsweise die Telekom, welche selbst einen Ableger von OpenStack einsetzt (Open Telekom Cloud).[5] Die OpenStack-Entwickler haben sich gemeinsam zum Ziel gesetzt eine „allgegenwärtige Open-Source-Cloud-Computing-Plattform zu bauen, welche einfach zu benutzen ist, simpel zu implementieren ist, gut zu anderen Bausteinen passt, frei skalierbar ist und alle Anforderungen erfüllt, die Endverbraucher und Administratoren an eine Public und Private Cloud stellen.“[6] Die Begriffe, auch bekannt als </text:span><text:span text:style-name="T4">Deployment Models</text:span><text:span text:style-name="T16">, Public und Private Cloud wurden vom </text:span><text:span text:style-name="T4">NIST</text:span><text:span text:style-name="T16"> eindeutig definiert:[1]</text:span></text:p>
      <text:p text:style-name="P15"/>
      <text:list xml:id="list1330713838" text:style-name="L2">
        <text:list-item>
          <text:p text:style-name="P16"><text:span text:style-name="T10">Public </text:span><text:span text:style-name="T12">c</text:span><text:span text:style-name="T10">loud</text:span>: <text:span text:style-name="T18">Die Cloud ist der breiten Öffentlichkeit frei verfügbar. Der Cloud-Betreiber kann eine Firma oder eine andere Institution sein, wie beispielsweise eine Universität.</text:span></text:p>
        </text:list-item>
        <text:list-item>
          <text:p text:style-name="P17"><text:span text:style-name="T10">Private cloud</text:span>: Die Cloud ist beschränkt auf eine Firma und deren internen Abteilungen.</text:p>
        </text:list-item>
      </text:list>
      <text:p text:style-name="P18"/>
      <text:p text:style-name="P18"><text:span text:style-name="T10">Anmerkung</text:span>: Das <text:span text:style-name="T1">NIST</text:span> definiert noch zwei weitere <text:span text:style-name="T1">Deployment Models</text:span> darunter fallen die Community Cloud und die Hybrid Cloud. Eine Community Cloud ist eine Cloud für mehrere Organisationen. Der Cloud-Anbieter ist dabei nicht zwingend eine der Organisationen. Auch ein unabhängiger Anbieter oder Sponsor ist denkbar. Die Hybrid Cloud ist ein Mix aus mehreren <text:span text:style-name="T1">Deployment Models</text:span>, beispielsweise wenn eine Firma eine Cloud sowohl intern benutzt als auch extern Kunden anbietet. </text:p>
      <text:p text:style-name="P18"/>
      <text:p text:style-name="P19"/>
      <text:h text:style-name="P41" text:outline-level="2"><text:bookmark-start text:name="__RefHeading___Toc321_2691039895"/>Technische Details<text:bookmark-end text:name="__RefHeading___Toc321_2691039895"/></text:h>
      <text:h text:style-name="P39" text:outline-level="3"><text:bookmark-start text:name="__RefHeading___Toc327_2691039895"/>Infrastructure as a Service (IaaS)<text:bookmark-end text:name="__RefHeading___Toc327_2691039895"/></text:h>
      <text:p text:style-name="P21"/>
      <text:p text:style-name="P20"/>
      <text:h text:style-name="P34" text:outline-level="1"><text:bookmark-start text:name="__RefHeading___Toc379_4266635055"/>Glossar<text:bookmark-end text:name="__RefHeading___Toc379_4266635055"/></text:h>
      <table:table table:name="Tabelle3" table:style-name="Tabelle3">
        <table:table-column table:style-name="Tabelle3.A"/>
        <table:table-column table:style-name="Tabelle3.B"/>
        <table:table-row>
          <table:table-cell table:style-name="Tabelle3.A1" office:value-type="string">
            <text:p text:style-name="P10">NIST</text:p>
          </table:table-cell>
          <table:table-cell table:style-name="Tabelle3.A1" office:value-type="string">
            <text:p text:style-name="P10">National Institute for Standards and Technology</text:p>
          </table:table-cell>
        </table:table-row>
        <table:table-row>
          <table:table-cell table:style-name="Tabelle3.A1" office:value-type="string">
            <text:p text:style-name="P10">API</text:p>
          </table:table-cell>
          <table:table-cell table:style-name="Tabelle3.A1" office:value-type="string">
            <text:p text:style-name="P10">Application Programming Interface</text:p>
          </table:table-cell>
        </table:table-row>
        <table:table-row>
          <table:table-cell table:style-name="Tabelle3.A1" office:value-type="string">
            <text:p text:style-name="P23">Fork</text:p>
          </table:table-cell>
          <table:table-cell table:style-name="Tabelle3.A1" office:value-type="string">
            <text:p text:style-name="P23">Ein Fork ist eine Abspaltung oder ein Entwicklungszweig eines Projektes in mehrere Folgeprojekte</text:p>
          </table:table-cell>
        </table:table-row>
        <table:table-row>
          <table:table-cell table:style-name="Tabelle3.A1" office:value-type="string">
            <text:p text:style-name="P27">Web-Hoster</text:p>
          </table:table-cell>
          <table:table-cell table:style-name="Tabelle3.A1" office:value-type="string">
            <text:p text:style-name="P27">Ein Web-Hoster bietet Web-Infrastruktur zum Kauf oder zur Miete an. </text:p>
          </table:table-cell>
        </table:table-row>
        <table:table-row>
          <table:table-cell table:style-name="Tabelle3.A1" office:value-type="string">
            <text:p text:style-name="P27">NASA</text:p>
          </table:table-cell>
          <table:table-cell table:style-name="Tabelle3.A1" office:value-type="string">
            <text:p text:style-name="P28">National Aeronautics and Space Administration</text:p>
          </table:table-cell>
        </table:table-row>
        <table:table-row>
          <table:table-cell table:style-name="Tabelle3.A1" office:value-type="string">
            <text:p text:style-name="P32">Deployment Models</text:p>
          </table:table-cell>
          <table:table-cell table:style-name="Tabelle3.A1" office:value-type="string">
            <text:p text:style-name="P29">Verschiedene Einsatzbereiche. In dieser Seminararbeit sind Einsatzbereiche einer Cloud gemeint.</text:p>
          </table:table-cell>
        </table:table-row>
      </table:table>
      <text:p text:style-name="P6"/>
      <text:h text:style-name="P35" text:outline-level="1"><text:bookmark-start text:name="__RefHeading___Toc365_4266635055"/>Literaturverzeichnis<text:bookmark-end text:name="__RefHeading___Toc365_4266635055"/></text:h>
      <table:table table:name="Tabelle2" table:style-name="Tabelle2">
        <table:table-column table:style-name="Tabelle2.A"/>
        <table:table-column table:style-name="Tabelle2.B"/>
        <table:table-row>
          <table:table-cell table:style-name="Tabelle2.A1" office:value-type="string">
            <text:p text:style-name="P9">[1]</text:p>
          </table:table-cell>
          <table:table-cell table:style-name="Tabelle2.A1" office:value-type="string">
            <text:p text:style-name="P8">Peter Mell und Timothy Grance, The NIST Definition of Cloud Computing, Special Publication 800-145, The National Institute of Standards and Technology, September 2011, URL: <text:a xlink:type="simple" xlink:href="http://nvlpubs.nist.gov/nistpubs/Legacy/SP/nistspecialpublication800-145.pdf" text:style-name="Internet_20_link" text:visited-style-name="Visited_20_Internet_20_Link">http://nvlpubs.nist.gov/nistpubs/Legacy/SP/nistspecialpublication800-145.pdf</text:a> <text:span text:style-name="T16">(besucht am 19.11.2017)</text:span></text:p>
          </table:table-cell>
        </table:table-row>
        <table:table-row>
          <table:table-cell table:style-name="Tabelle2.A1" office:value-type="string">
            <text:p text:style-name="P24">[2]</text:p>
          </table:table-cell>
          <table:table-cell table:style-name="Tabelle2.A1" office:value-type="string">
            <text:p text:style-name="P24">OpenStack Release Page, URL: <text:a xlink:type="simple" xlink:href="https://wiki.openstack.org/wiki/Releases" text:style-name="Internet_20_link" text:visited-style-name="Visited_20_Internet_20_Link">https://wiki.openstack.org/wiki/Releases</text:a> (besucht am 19.11.2017)</text:p>
          </table:table-cell>
        </table:table-row>
        <table:table-row>
          <table:table-cell table:style-name="Tabelle2.A1" office:value-type="string">
            <text:p text:style-name="P25">[3]</text:p>
          </table:table-cell>
          <table:table-cell table:style-name="Tabelle2.A1" office:value-type="string">
            <text:p text:style-name="P25">Rackspace OpenStack, URL: <text:a xlink:type="simple" xlink:href="https://www.rackspace.com/de-de/openstack" text:style-name="Internet_20_link" text:visited-style-name="Visited_20_Internet_20_Link">https://www.rackspace.com/de-de/openstack</text:a> (besucht am 19.11.2017)</text:p>
          </table:table-cell>
        </table:table-row>
        <table:table-row>
          <table:table-cell table:style-name="Tabelle2.A1" office:value-type="string">
            <text:p text:style-name="P26">[4]</text:p>
          </table:table-cell>
          <table:table-cell table:style-name="Tabelle2.A1" office:value-type="string">
            <text:p text:style-name="P26">Rackspace acquires Anso Labs, URL: <text:a xlink:type="simple" xlink:href="https://blog.rackspace.com/rackspace-acquires-anso-labs-furthers-commitment-to-openstack" text:style-name="Internet_20_link" text:visited-style-name="Visited_20_Internet_20_Link">https://blog.rackspace.com/rackspace-acquires-anso-labs-furthers-commitment-to-openstack</text:a> (besucht am 19.11.2017)</text:p>
          </table:table-cell>
        </table:table-row>
        <table:table-row>
          <table:table-cell table:style-name="Tabelle2.A1" office:value-type="string">
            <text:p text:style-name="P30">[5]</text:p>
          </table:table-cell>
          <table:table-cell table:style-name="Tabelle2.A1" office:value-type="string">
            <text:p text:style-name="P30">Open Telekom Cloud, URL: <text:a xlink:type="simple" xlink:href="https://www.openstack.org/marketplace/public-clouds/deutsche-telekom/open-telekom-cloud" text:style-name="Internet_20_link" text:visited-style-name="Visited_20_Internet_20_Link">https://www.openstack.org/marketplace/public-clouds/deutsche-telekom/open-telekom-cloud</text:a> (besucht am 19.11.2017)</text:p>
          </table:table-cell>
        </table:table-row>
        <table:table-row>
          <table:table-cell table:style-name="Tabelle2.A1" office:value-type="string">
            <text:p text:style-name="P31">[6]</text:p>
          </table:table-cell>
          <table:table-cell table:style-name="Tabelle2.A1" office:value-type="string">
            <text:p text:style-name="P31">The OpenStack Mission, URL: <text:a xlink:type="simple" xlink:href="https://www.openstack.org/marketplace/public-clouds/deutsche-telekom/open-telekom-cloud" text:style-name="Internet_20_link" text:visited-style-name="Visited_20_Internet_20_Link">https://www.openstack.org/marketplace/public-clouds/deutsche-telekom/open-telekom-cloud</text:a> (besucht am 19.11.2017)</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HAN NOM A" svg:font-family="'HAN NOM A'"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HAN NOM A"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HAN NOM A"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HAN NOM A" style:font-family-asian="'HAN NOM A'"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de" fo:country="DE"/>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ian Rebischke</meta:initial-creator>
    <meta:creation-date>2017-11-15T19:52:37.230310687</meta:creation-date>
    <dc:date>2017-11-19T04:23:59.300417309</dc:date>
    <dc:creator>Christian Rebischke</dc:creator>
    <meta:editing-duration>PT5H9M35S</meta:editing-duration>
    <meta:editing-cycles>32</meta:editing-cycles>
    <meta:generator>LibreOffice/5.3.7.2.0$Linux_X86_64 LibreOffice_project/30m0$Build-2</meta:generator>
    <meta:document-statistic meta:table-count="3" meta:image-count="0" meta:object-count="0" meta:page-count="7" meta:paragraph-count="61" meta:word-count="792" meta:character-count="6232" meta:non-whitespace-character-count="5506"/>
  </office:meta>
</office:document-meta>
</file>